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3d0" officeooo:paragraph-rsid="00104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 down scrolling shooter with weapon upgrade choices that are beneficial against different oppon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5:11:23.335000000</meta:creation-date>
    <dc:date>2014-01-20T15:21:32.128000000</dc:date>
    <meta:editing-duration>P0D</meta:editing-duration>
    <meta:editing-cycles>1</meta:editing-cycles>
    <meta:document-statistic meta:table-count="0" meta:image-count="0" meta:object-count="0" meta:page-count="1" meta:paragraph-count="1" meta:word-count="14" meta:character-count="103" meta:non-whitespace-character-count="90"/>
    <meta:generator>LibreOffice/4.1.4.2$Windows_x86 LibreOffice_project/0a0440ccc0227ad9829de5f46be37cfb6edcf72</meta:generator>
  </office:meta>
</office:document-meta>
</file>